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10000006AA403114A54A83F66.png" manifest:media-type="image/png"/>
  <manifest:file-entry manifest:full-path="Pictures/1000020100000080000000800F3254CFE33124B2.png" manifest:media-type="image/png"/>
  <manifest:file-entry manifest:full-path="Pictures/10000201000000C100000153DDEE7A6CF4DB1EB5.png" manifest:media-type="image/png"/>
  <manifest:file-entry manifest:full-path="Pictures/10000201000001160000007E7A7FD91693464089.png" manifest:media-type="image/png"/>
  <manifest:file-entry manifest:full-path="Pictures/10000201000000C5000000688B03FC4ED2ED767E.png" manifest:media-type="image/png"/>
  <manifest:file-entry manifest:full-path="Pictures/100002010000011A000000547A27BFDD13B8361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text-properties officeooo:rsid="03254d29" officeooo:paragraph-rsid="004e93f6"/>
    </style:style>
    <style:style style:name="P5" style:family="paragraph" style:parent-style-name="Text_20_body">
      <style:text-properties officeooo:rsid="0329ae71" officeooo:paragraph-rsid="004e93f6"/>
    </style:style>
    <style:style style:name="P6" style:family="paragraph" style:parent-style-name="Text_20_body">
      <style:text-properties officeooo:rsid="025aa38b" officeooo:paragraph-rsid="004e93f6"/>
    </style:style>
    <style:style style:name="P7" style:family="paragraph" style:parent-style-name="Text_20_body">
      <style:text-properties officeooo:rsid="025aa38b" officeooo:paragraph-rsid="00504d19"/>
    </style:style>
    <style:style style:name="P8" style:family="paragraph" style:parent-style-name="Text_20_body">
      <style:text-properties officeooo:rsid="025aa38b" officeooo:paragraph-rsid="00555929"/>
    </style:style>
    <style:style style:name="P9" style:family="paragraph" style:parent-style-name="Text_20_body">
      <style:text-properties officeooo:rsid="002cc8d7" officeooo:paragraph-rsid="00504d19"/>
    </style:style>
    <style:style style:name="P10" style:family="paragraph" style:parent-style-name="Text_20_body">
      <style:text-properties officeooo:rsid="00504d19" officeooo:paragraph-rsid="00504d19"/>
    </style:style>
    <style:style style:name="P11" style:family="paragraph" style:parent-style-name="Text_20_body">
      <style:text-properties officeooo:rsid="00555929" officeooo:paragraph-rsid="00555929"/>
    </style:style>
    <style:style style:name="P12" style:family="paragraph" style:parent-style-name="Text_20_body">
      <style:text-properties officeooo:rsid="00555929" officeooo:paragraph-rsid="00561cce"/>
    </style:style>
    <style:style style:name="P13" style:family="paragraph" style:parent-style-name="Text_20_body">
      <style:text-properties officeooo:rsid="00561cce" officeooo:paragraph-rsid="00561cce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c868e"/>
    </style:style>
    <style:style style:name="P23" style:family="paragraph" style:parent-style-name="Contents_20_Heading" style:master-page-name="">
      <style:paragraph-properties style:page-number="auto" fo:break-before="auto" fo:break-after="auto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5" style:family="paragraph" style:parent-style-name="Heading_20_2">
      <style:text-properties officeooo:paragraph-rsid="004e93f6"/>
    </style:style>
    <style:style style:name="P26" style:family="paragraph" style:parent-style-name="Heading_20_2">
      <style:text-properties officeooo:paragraph-rsid="00504d19"/>
    </style:style>
    <style:style style:name="P27" style:family="paragraph" style:parent-style-name="Standard">
      <style:text-properties officeooo:paragraph-rsid="005c868e"/>
    </style:style>
    <style:style style:name="P28" style:family="paragraph" style:parent-style-name="Standard">
      <style:text-properties officeooo:rsid="024a9242" officeooo:paragraph-rsid="005c868e"/>
    </style:style>
    <style:style style:name="P29" style:family="paragraph" style:parent-style-name="Standard" style:master-page-name="">
      <style:paragraph-properties style:page-number="auto" fo:break-before="auto" fo:break-after="auto"/>
      <style:text-properties officeooo:rsid="024a9242" officeooo:paragraph-rsid="005c868e"/>
    </style:style>
    <style:style style:name="P30" style:family="paragraph" style:parent-style-name="Text_20_body">
      <style:text-properties officeooo:paragraph-rsid="005c868e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5c868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c775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af87f" style:font-size-asian="10pt" style:font-size-complex="10pt"/>
    </style:style>
    <style:style style:name="T6" style:family="text">
      <style:text-properties fo:font-size="10pt" officeooo:rsid="0052ee24" style:font-size-asian="10pt" style:font-size-complex="10pt"/>
    </style:style>
    <style:style style:name="T7" style:family="text">
      <style:text-properties fo:font-size="10pt" officeooo:rsid="00569ae6" style:font-size-asian="10pt" style:font-size-complex="10pt"/>
    </style:style>
    <style:style style:name="T8" style:family="text">
      <style:text-properties fo:font-size="10pt" officeooo:rsid="004ce34e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69a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49bf6b"/>
    </style:style>
    <style:style style:name="T15" style:family="text">
      <style:text-properties officeooo:rsid="004e93f6"/>
    </style:style>
    <style:style style:name="T16" style:family="text">
      <style:text-properties officeooo:rsid="0341531c"/>
    </style:style>
    <style:style style:name="T17" style:family="text">
      <style:text-properties officeooo:rsid="0343df78"/>
    </style:style>
    <style:style style:name="T18" style:family="text">
      <style:text-properties officeooo:rsid="00555929"/>
    </style:style>
    <style:style style:name="T19" style:family="text">
      <style:text-properties officeooo:rsid="00569ae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1"><draw:frame draw:style-name="fr1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9.1.4 Editors - Drivers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3">Table of content</text:p>
          </text:index-title>
          <text:p text:style-name="P14"><text:a xlink:type="simple" xlink:href="#__RefHeading___Toc3654_4126228218" text:style-name="Index_20_Link" text:visited-style-name="Index_20_Link">Drivers Editor - Select Menu<text:tab/>1</text:a></text:p>
          <text:p text:style-name="P15"><text:a xlink:type="simple" xlink:href="#__RefHeading___Toc7479_4102598509" text:style-name="Index_20_Link" text:visited-style-name="Index_20_Link">All<text:tab/>1</text:a></text:p>
          <text:p text:style-name="P15"><text:a xlink:type="simple" xlink:href="#__RefHeading___Toc1077_2074365274" text:style-name="Index_20_Link" text:visited-style-name="Index_20_Link">None<text:tab/>1</text:a></text:p>
          <text:p text:style-name="P15"><text:a xlink:type="simple" xlink:href="#__RefHeading___Toc1079_2074365274" text:style-name="Index_20_Link" text:visited-style-name="Index_20_Link">Inverse<text:tab/>1</text:a></text:p>
          <text:p text:style-name="P15"><text:a xlink:type="simple" xlink:href="#__RefHeading___Toc7481_4102598509" text:style-name="Index_20_Link" text:visited-style-name="Index_20_Link">Box Select<text:tab/>2</text:a></text:p>
          <text:p text:style-name="P15"><text:a xlink:type="simple" xlink:href="#__RefHeading___Toc7483_4102598509" text:style-name="Index_20_Link" text:visited-style-name="Index_20_Link">Box Select(Axis Range)<text:tab/>2</text:a></text:p>
          <text:p text:style-name="P16"><text:a xlink:type="simple" xlink:href="#__RefHeading___Toc392_3661500072" text:style-name="Index_20_Link" text:visited-style-name="Index_20_Link">Last Operator Box Select<text:tab/>2</text:a></text:p>
          <text:p text:style-name="P17"><text:a xlink:type="simple" xlink:href="#__RefHeading___Toc394_3661500072" text:style-name="Index_20_Link" text:visited-style-name="Index_20_Link">Axis Range<text:tab/>2</text:a></text:p>
          <text:p text:style-name="P17"><text:a xlink:type="simple" xlink:href="#__RefHeading___Toc396_3661500072" text:style-name="Index_20_Link" text:visited-style-name="Index_20_Link">Include Handles<text:tab/>2</text:a></text:p>
          <text:p text:style-name="P17"><text:a xlink:type="simple" xlink:href="#__RefHeading___Toc398_3661500072" text:style-name="Index_20_Link" text:visited-style-name="Index_20_Link">Tweak<text:tab/>2</text:a></text:p>
          <text:p text:style-name="P17"><text:a xlink:type="simple" xlink:href="#__RefHeading___Toc400_3661500072" text:style-name="Index_20_Link" text:visited-style-name="Index_20_Link">Mode<text:tab/>2</text:a></text:p>
          <text:p text:style-name="P15"><text:a xlink:type="simple" xlink:href="#__RefHeading___Toc3675_3288610003" text:style-name="Index_20_Link" text:visited-style-name="Index_20_Link">Circle Select<text:tab/>2</text:a></text:p>
          <text:p text:style-name="P15"><text:a xlink:type="simple" xlink:href="#__RefHeading___Toc7485_4102598509" text:style-name="Index_20_Link" text:visited-style-name="Index_20_Link">Columns on Selected Keys<text:tab/>2</text:a></text:p>
          <text:p text:style-name="P15"><text:a xlink:type="simple" xlink:href="#__RefHeading___Toc7487_4102598509" text:style-name="Index_20_Link" text:visited-style-name="Index_20_Link">Columns on Current Frame<text:tab/>2</text:a></text:p>
          <text:p text:style-name="P15"><text:a xlink:type="simple" xlink:href="#__RefHeading___Toc7493_4102598509" text:style-name="Index_20_Link" text:visited-style-name="Index_20_Link">Linked<text:tab/>3</text:a></text:p>
          <text:p text:style-name="P15"><text:a xlink:type="simple" xlink:href="#__RefHeading___Toc7495_4102598509" text:style-name="Index_20_Link" text:visited-style-name="Index_20_Link">Before current Frame<text:tab/>3</text:a></text:p>
          <text:p text:style-name="P15"><text:a xlink:type="simple" xlink:href="#__RefHeading___Toc7497_4102598509" text:style-name="Index_20_Link" text:visited-style-name="Index_20_Link">After current Frame<text:tab/>3</text:a></text:p>
          <text:p text:style-name="P16"><text:a xlink:type="simple" xlink:href="#__RefHeading___Toc406_3661500072" text:style-name="Index_20_Link" text:visited-style-name="Index_20_Link">Last Operator Select Left/Right<text:tab/>3</text:a></text:p>
          <text:p text:style-name="P17"><text:a xlink:type="simple" xlink:href="#__RefHeading___Toc408_3661500072" text:style-name="Index_20_Link" text:visited-style-name="Index_20_Link">Mode<text:tab/>3</text:a></text:p>
          <text:p text:style-name="P17"><text:a xlink:type="simple" xlink:href="#__RefHeading___Toc410_3661500072" text:style-name="Index_20_Link" text:visited-style-name="Index_20_Link">Extend Select<text:tab/>3</text:a></text:p>
          <text:p text:style-name="P15"><text:a xlink:type="simple" xlink:href="#__RefHeading___Toc7499_4102598509" text:style-name="Index_20_Link" text:visited-style-name="Index_20_Link">More<text:tab/>3</text:a></text:p>
          <text:p text:style-name="P15"><text:a xlink:type="simple" xlink:href="#__RefHeading___Toc3703_3288610003" text:style-name="Index_20_Link" text:visited-style-name="Index_20_Link">Less<text:tab/>3</text:a></text:p>
        </text:index-body>
      </text:table-of-content>
      <text:p text:style-name="P28"/>
      <table:table table:name="Tabelle22" table:style-name="Tabelle22">
        <table:table-column table:style-name="Tabelle22.A"/>
        <table:table-row table:style-name="TableLine2284865090560">
          <table:table-cell table:style-name="Tabelle22.A1" office:value-type="string">
            <text:h text:style-name="P24" text:outline-level="1"><text:bookmark-start text:name="__RefHeading___Toc3654_4126228218"/><text:span text:style-name="T10">D</text:span><text:span text:style-name="T13">rivers</text:span><text:span text:style-name="T19"> Editor - </text:span><text:span text:style-name="T11">S</text:span><text:span text:style-name="T12">elect</text:span><text:span text:style-name="T14"> Menu</text:span><text:bookmark-end text:name="__RefHeading___Toc3654_4126228218"/></text:h>
          </table:table-cell>
        </table:table-row>
      </table:table>
      <text:p text:style-name="P2"/>
      <text:p text:style-name="P30"><draw:frame draw:style-name="fr2" draw:name="Bild102" text:anchor-type="paragraph" svg:y="0.007cm" svg:width="3.27cm" svg:height="5.74cm" draw:z-index="0"><draw:image xlink:href="Pictures/10000201000000C100000153DDEE7A6CF4DB1EB5.png" xlink:type="simple" xlink:show="embed" xlink:actuate="onLoad" draw:mime-type="image/png"/></draw:frame>The <text:span text:style-name="T15">Select menu contains various tools to select elements.</text:span></text:p>
      <text:p text:style-name="P30"><text:span text:style-name="T15">The content is the same in all modes. With one exception. Grease Pencil mode is missing the More / Less menu items.</text:span></text:p>
      <text:h text:style-name="P25" text:outline-level="2"><text:bookmark-start text:name="__RefHeading___Toc7479_4102598509"/>All <text:bookmark-end text:name="__RefHeading___Toc7479_4102598509"/></text:h>
      <text:p text:style-name="P5">Select everything.</text:p>
      <text:h text:style-name="P25" text:outline-level="2"><text:bookmark-start text:name="__RefHeading___Toc1077_2074365274"/>None<text:bookmark-end text:name="__RefHeading___Toc1077_2074365274"/></text:h>
      <text:p text:style-name="P5">Select nothing.</text:p>
      <text:h text:style-name="P25" text:outline-level="2"><text:bookmark-start text:name="__RefHeading___Toc1079_2074365274"/>Inverse<text:bookmark-end text:name="__RefHeading___Toc1079_2074365274"/></text:h>
      <text:p text:style-name="P5">Invert the current selection.</text:p>
      <text:p text:style-name="P4"/>
      <text:h text:style-name="P25" text:outline-level="2"><text:bookmark-start text:name="__RefHeading___Toc7481_4102598509"/><text:soft-page-break/>Bo<text:span text:style-name="T16">x Select</text:span><text:bookmark-end text:name="__RefHeading___Toc7481_4102598509"/></text:h>
      <text:p text:style-name="P6">Box select enters the Border Select mode. Select elements by dragging a rectangle around it. Just what's inside of the rectangle gets selected then. </text:p>
      <text:p text:style-name="P6">It adds to selection by default. To subtract from selection hold down Shift key. </text:p>
      <text:p text:style-name="P6">The selection gets applied when you release the mouse. You leave the mode automatically when you release the mouse.</text:p>
      <text:h text:style-name="P25" text:outline-level="2"><text:bookmark-start text:name="__RefHeading___Toc7483_4102598509"/>Bo<text:span text:style-name="T16">x Select(Axis Range)</text:span><text:bookmark-end text:name="__RefHeading___Toc7483_4102598509"/></text:h>
      <text:p text:style-name="P7">Box select enters the Border Select mode. Select elements by dragging a rectangle around it. And what's inside the horizontal range of the rectangle gets selected then. Even when the keyframes are outside of the rectangle.</text:p>
      <text:p text:style-name="P6">It adds to selection by default. To subtract from selection hold down Shift key. </text:p>
      <text:p text:style-name="P6">The selection gets applied when you release the mouse. You leave the mode automatically when you release the mouse.</text:p>
      <text:h text:style-name="Heading_20_3" text:outline-level="3"><draw:frame draw:style-name="fr2" draw:name="Bild1" text:anchor-type="paragraph" svg:y="0.007cm" svg:width="4.71cm" svg:height="2.131cm" draw:z-index="1"><draw:image xlink:href="Pictures/10000201000001160000007E7A7FD91693464089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8"><text:span text:style-name="T18">W</text:span>hat's inside the horizontal range of the rectangle gets selected<text:span text:style-name="T18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1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8">.</text:span></text:p>
      <text:h text:style-name="Heading_20_4" text:outline-level="4"><draw:frame draw:style-name="fr2" draw:name="Bild2" text:anchor-type="paragraph" svg:y="-0.238cm" svg:width="2.731cm" svg:height="1.799cm" draw:z-index="2"><draw:image xlink:href="Pictures/10000201000000A10000006AA403114A54A83F66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1">The selection mode to use.</text:p>
      <text:h text:style-name="P25" text:outline-level="2"><text:bookmark-start text:name="__RefHeading___Toc3675_3288610003"/>Circle Select<text:bookmark-end text:name="__RefHeading___Toc3675_3288610003"/></text:h>
      <text:p text:style-name="P6">Circle select enters the Circle Select mode. This is a special select mode where you can select elements by moving with the mouse over it. It adds to selection by default. </text:p>
      <text:p text:style-name="P6">To subtract from selection hold down Shift key. To exit the Circle select click with the right mouse button.</text:p>
      <text:p text:style-name="P6">The pencil radius of the circle select tool can be adjusted with the scroll wheel.</text:p>
      <text:h text:style-name="Heading_20_2" text:outline-level="2"><text:bookmark-start text:name="__RefHeading___Toc7485_4102598509"/>Columns on Selected Keys<text:bookmark-end text:name="__RefHeading___Toc7485_4102598509"/></text:h>
      <text:p text:style-name="P10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0">Select the keyframes in the columns of the current frame.</text:p>
      <text:h text:style-name="P26" text:outline-level="2"><text:bookmark-start text:name="__RefHeading___Toc7493_4102598509"/><text:soft-page-break/>Linked<text:bookmark-end text:name="__RefHeading___Toc7493_4102598509"/></text:h>
      <text:p text:style-name="P9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0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0">Select the keyframes after the current frame.</text:p>
      <text:h text:style-name="Heading_20_3" text:outline-level="3"><draw:frame draw:style-name="fr2" draw:name="Bild5" text:anchor-type="paragraph" svg:y="0.136cm" svg:width="4.77cm" svg:height="1.42cm" draw:z-index="3"><draw:image xlink:href="Pictures/100002010000011A000000547A27BFDD13B83618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2" draw:name="Bild6" text:anchor-type="paragraph" svg:y="0.503cm" svg:width="3.33cm" svg:height="1.76cm" draw:z-index="4"><draw:image xlink:href="Pictures/10000201000000C5000000688B03FC4ED2ED767E.png" xlink:type="simple" xlink:show="embed" xlink:actuate="onLoad" draw:mime-type="image/png"/></draw:frame><text:bookmark-start text:name="__RefHeading___Toc408_3661500072"/>Mode<text:bookmark-end text:name="__RefHeading___Toc408_3661500072"/></text:h>
      <text:p text:style-name="P12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3">Extend the current selection.</text:p>
      <text:h text:style-name="P26" text:outline-level="2"><text:bookmark-start text:name="__RefHeading___Toc7499_4102598509"/>More<text:bookmark-end text:name="__RefHeading___Toc7499_4102598509"/></text:h>
      <text:p text:style-name="P9">G<text:span text:style-name="T17">row the selection.</text:span></text:p>
      <text:h text:style-name="P26" text:outline-level="2"><text:bookmark-start text:name="__RefHeading___Toc3703_3288610003"/>Less<text:bookmark-end text:name="__RefHeading___Toc3703_3288610003"/></text:h>
      <text:p text:style-name="P9">S<text:span text:style-name="T17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c775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af87f" style:font-size-asian="10pt" style:font-size-complex="10pt"/>
    </style:style>
    <style:style style:name="MT6" style:family="text">
      <style:text-properties fo:font-size="10pt" officeooo:rsid="0052ee24" style:font-size-asian="10pt" style:font-size-complex="10pt"/>
    </style:style>
    <style:style style:name="MT7" style:family="text">
      <style:text-properties fo:font-size="10pt" officeooo:rsid="00569ae6" style:font-size-asian="10pt" style:font-size-complex="10pt"/>
    </style:style>
    <style:style style:name="MT8" style:family="text">
      <style:text-properties fo:font-size="10pt" officeooo:rsid="004ce34e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5">4</text:span><text:span text:style-name="MT1"> Editors - </text:span><text:span text:style-name="MT6">D</text:span><text:span text:style-name="MT7">rivers</text:span><text:span text:style-name="MT6"> Editor</text:span><text:span text:style-name="MT3"> - S</text:span><text:span text:style-name="MT8">elect</text:span><text:span text:style-name="MT9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4M37S</meta:editing-duration>
    <meta:editing-cycles>52</meta:editing-cycles>
    <meta:generator>LibreOffice/7.0.4.2$Windows_X86_64 LibreOffice_project/dcf040e67528d9187c66b2379df5ea4407429775</meta:generator>
    <dc:date>2021-06-01T12:53:52.304000000</dc:date>
    <meta:document-statistic meta:table-count="2" meta:image-count="6" meta:object-count="0" meta:page-count="3" meta:paragraph-count="75" meta:word-count="468" meta:character-count="2706" meta:non-whitespace-character-count="2307"/>
    <meta:template xlink:type="simple" xlink:actuate="onRequest" xlink:title="standard1cm" xlink:href="../../../AppData/Roaming/LibreOffice/4/user/template/standard1cm.ott" meta:date="2016-03-29T10:37:00.996000000"/>
  </office:meta>
</office:document-meta>
</file>